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LEC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GIO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 office:value-type="float" office:value="3.24" calcext:value-type="float">
            <text:p>3.2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30:49.7445874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2:02:55.39</meta:creation-date>
    <dc:date>2022-02-24T15:31:25.761876320</dc:date>
    <meta:editing-duration>PT5M25S</meta:editing-duration>
    <meta:editing-cycles>2</meta:editing-cycles>
    <meta:generator>LibreOffice/6.4.7.2$Linux_X86_64 LibreOffice_project/40$Build-2</meta:generator>
    <meta:document-statistic meta:table-count="3" meta:cell-count="40" meta:object-count="0"/>
  </office:meta>
</office:document-meta>
</file>